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4be" officeooo:paragraph-rsid="0016b4be"/>
    </style:style>
    <style:style style:name="P2" style:family="paragraph" style:parent-style-name="Standard">
      <style:text-properties officeooo:rsid="00172775" officeooo:paragraph-rsid="00172775"/>
    </style:style>
    <style:style style:name="P3" style:family="paragraph" style:parent-style-name="Standard">
      <style:text-properties officeooo:rsid="00185a3f" officeooo:paragraph-rsid="00185a3f"/>
    </style:style>
    <style:style style:name="P4" style:family="paragraph" style:parent-style-name="Standard">
      <style:text-properties officeooo:rsid="001bc46d" officeooo:paragraph-rsid="001bc46d"/>
    </style:style>
    <style:style style:name="P5" style:family="paragraph" style:parent-style-name="Standard">
      <style:text-properties officeooo:rsid="001d5376" officeooo:paragraph-rsid="001d5376"/>
    </style:style>
    <style:style style:name="P6" style:family="paragraph" style:parent-style-name="Standard">
      <style:text-properties officeooo:rsid="001bc46d" officeooo:paragraph-rsid="001bc46d"/>
    </style:style>
    <style:style style:name="P7" style:family="paragraph" style:parent-style-name="Standard">
      <style:text-properties officeooo:rsid="00233da1" officeooo:paragraph-rsid="00233da1"/>
    </style:style>
    <style:style style:name="T1" style:family="text">
      <style:text-properties officeooo:rsid="00172775"/>
    </style:style>
    <style:style style:name="T2" style:family="text">
      <style:text-properties officeooo:rsid="00185a3f"/>
    </style:style>
    <style:style style:name="T3" style:family="text">
      <style:text-properties officeooo:rsid="0019cf2e"/>
    </style:style>
    <style:style style:name="T4" style:family="text">
      <style:text-properties officeooo:rsid="002034f5"/>
    </style:style>
    <style:style style:name="T5" style:family="text">
      <style:text-properties officeooo:rsid="0020aeda"/>
    </style:style>
    <style:style style:name="T6" style:family="text">
      <style:text-properties officeooo:rsid="00223de8"/>
    </style:style>
    <style:style style:name="T7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zzle</text:p>
      <text:p text:style-name="P1"/>
      <text:p text:style-name="P1">Catherine ?</text:p>
      <text:p text:style-name="P1">Devil Dice ?</text:p>
      <text:p text:style-name="P1"/>
      <text:p text:style-name="P1">Visuellement… Eviter à devoir faire trop de sprite</text:p>
      <text:p text:style-name="P1"/>
      <text:p text:style-name="P1">Type en dette qui n'a qu'un certain nombre de jours pour gagner <text:span text:style-name="T1">une certaine somme</text:span></text:p>
      <text:p text:style-name="P1"/>
      <text:p text:style-name="P2">• Timer = 1 jour</text:p>
      <text:p text:style-name="P2">• On peut faire autant de parties que possible tant que le timer n'est pas à 0</text:p>
      <text:p text:style-name="P2">• 2 étapes : </text:p>
      <text:p text:style-name="P2"><text:tab/>- Le joueur peut décider de la somme qu'il veut parier</text:p>
      <text:p text:style-name="P2"><text:tab/>- Le joueur doit jouer</text:p>
      <text:p text:style-name="P2">• Jeu de dés :</text:p>
      <text:p text:style-name="P2"><text:tab/>- Un certain nombre aléatoire de dés apparaît <text:span text:style-name="T3">(avec des faces différentes)</text:span></text:p>
      <text:p text:style-name="P2"><text:tab/>- Un chiffre aléatoire (<text:span text:style-name="T2">le </text:span>min étant <text:span text:style-name="T4">1</text:span> * le nombre de dés et le max étant 6 * le nombre de <text:tab/>dés) à atteindre</text:p>
      <text:p text:style-name="P2"><text:tab/>- Le joueur peut faire rouler chaque dès 3 fois seulement (n'importe quelle direction – <text:tab/>flèches directionnelles)</text:p>
      <text:p text:style-name="P2"><text:tab/>- La somme de chaque dé dois être égal au chiffre à atteindre</text:p>
      <text:p text:style-name="P2"><text:tab/>- Press Enter to go to the next dice and at the last dice, press Enter again to validate <text:tab/>(possibilité de repartir sur un dé déjà valider ? Si oui, seulement tant que le joueur ne l'a pas <text:tab/>déjà rouler 3 fois)</text:p>
      <text:p text:style-name="P2"><text:tab/>- <text:span text:style-name="T2">Si le joueur a valider et/ou s'il a tourner tout ses dés 3 fois sans atteindre le bon chiffre, le <text:tab/>joueur perd l'argent qu'il a parier</text:span></text:p>
      <text:p text:style-name="P2"><text:tab/>- <text:span text:style-name="T2">Si le joueur gagne, il gagne l'argent parier</text:span></text:p>
      <text:p text:style-name="P3">• Si j'ai le temps avec la narration, le joueur devra juste avoir la somme nécessaire à la fin du dernier jour. Sinon, le joueur aura un certain palier à atteindre chaque jour pour passer au jour (niveau) suivant</text:p>
      <text:p text:style-name="P3">• Si l'argent en possession du joueur tombe à 0, il a perdu et c'est game over</text:p>
      <text:p text:style-name="P3">• Si j'ai le temps et si narration, le joueur aura une chance de gagner une petite somme d'argent entre chaque soirée au casino (mini-jeu)</text:p>
      <text:p text:style-name="P3"/>
      <text:p text:style-name="P4">Buts</text:p>
      <text:p text:style-name="P4"/>
      <text:p text:style-name="P4">Visuel</text:p>
      <text:p text:style-name="P4">• Faire le <text:span text:style-name="T5">dé</text:span></text:p>
      <text:p text:style-name="P7">• Dialog box</text:p>
      <text:p text:style-name="P7">• Trouver une police</text:p>
      <text:p text:style-name="P7">• </text:p>
      <text:p text:style-name="P4"/>
      <text:p text:style-name="P4">Code</text:p>
      <text:p text:style-name="P5">• Rouler le dé pour changer de face <text:span text:style-name="T6">(animation et code)</text:span></text:p>
      <text:p text:style-name="P4">• <text:span text:style-name="T7">Détection de faces pour calculer le chiffre</text:span></text:p>
      <text:p text:style-name="P4">• <text:span text:style-name="T7">Création d'un nombre aléatoire de dés (à partir d'un préfab) les uns à côté des autres</text:span> avec des faces différentes</text:p>
      <text:p text:style-name="P7">• Additionner la valeur de chaque face à la fin de chaque tour</text:p>
      <text:p text:style-name="P7">•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20:15.104000000</meta:creation-date>
    <dc:date>2016-08-24T16:38:05.056000000</dc:date>
    <meta:editing-duration>PT12H24M7S</meta:editing-duration>
    <meta:editing-cycles>9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33" meta:word-count="370" meta:character-count="1881" meta:non-whitespace-character-count="1526"/>
  </office:meta>
</office:document-meta>
</file>